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T1" style:family="text">
      <style:text-properties officeooo:rsid="00028bab"/>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agmatic Programmer</text:p>
      <text:p text:style-name="Text_20_body"/>
      <text:p text:style-name="Text_20_body">Fight software rot;</text:p>
      <text:p text:style-name="Text_20_body">Avoid the trap of duplicating knowledge;</text:p>
      <text:p text:style-name="Text_20_body">Write flexible, dynamic, and adaptable code;</text:p>
      <text:p text:style-name="Text_20_body">Avoid programming by coincidence;</text:p>
      <text:p text:style-name="Text_20_body">Bullet-proof your code with contracts, assertions, and exceptions;</text:p>
      <text:p text:style-name="Text_20_body">Test ruthlessly and effectively;</text:p>
      <text:p text:style-name="Text_20_body">Make your developments more precise with automation.</text:p>
      <text:p text:style-name="Text_20_body"/>
      <text:p text:style-name="Text_20_body">Programming is a job filled with details, and keeping track of those details requires focus. You look up and there are all of those statements. If you don't think carefully, you might think that programming is just typing statements in a programming <text:span text:style-name="T1">l</text:span>anguage. You would be wron<text:span text:style-name="T1">g</text:span></text:p>
      <text:p text:style-name="Text_20_body"/>
      <text:p text:style-name="Text_20_body"><text:span text:style-name="T1">P</text:span>rogramming on the other hand has few (if any) laws. So programming advice shaped around wanna-be laws may sound good in writing, but it fails to satisfy in practice. This is what goes wrong with so many methodology books. After you read ten or fifteen tips you will begin to see an extra dimension to the work.</text:p>
      <text:p text:style-name="Text_20_body"/>
      <text:p text:style-name="Text_20_body">As a programmer, you are part listener, part advisor, part interpreter, and part dictator. You try to capture elusive requirements and find a way of expressing them so that a mere machine can do them justice. You try to document your work so that others can understand it, and you try to engineer your work so that others can build on it. What's more, you try to do all this against the relentless ticking of the project clock. You work small miracles every day. <text:span text:style-name="T2">It's a difficult job</text:span>.</text:p>
      <text:p text:style-name="Text_20_body"/>
      <text:p text:style-name="Text_20_body">Everyone claims that their programming language is the best, and every operating system is the answer to all conceivable ills. Of course, none of this is true. There are no easy answers. There is no such thing as a best solution, be it a tool, a language, or an operating system. There can only be systems that are more appropriate in a particular set of circumstances.</text:p>
      <text:p text:style-name="Text_20_body"/>
      <text:p text:style-name="P1">You shouldn't be wedded to any particular technology, but have a broad enough background and experience base to allow you to choose good solutions in particular situations. Your background <text:soft-page-break/>stems from an understanding of the basic principles of computer science, and your experience comes from a wide range of practical projects. Theory and practice combine to make you strong.</text:p>
      <text:p text:style-name="P1"/>
      <text:p text:style-name="P2">Each developer is unique, with individual strengths and weaknesses, preferences and dislikes. Over time, each will craft his or her own personal environment. That environment will reflect the programmer's individuality just as forcefully as his or her hobbies, clothing, or hairc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7T22:15:41.039449971</meta:creation-date>
    <dc:date>2022-07-17T22:27:14.563857920</dc:date>
    <meta:editing-duration>PT11M32S</meta:editing-duration>
    <meta:editing-cycles>6</meta:editing-cycles>
    <meta:generator>LibreOffice/6.4.7.2$Linux_X86_64 LibreOffice_project/40$Build-2</meta:generator>
    <meta:document-statistic meta:table-count="0" meta:image-count="0" meta:object-count="0" meta:page-count="2" meta:paragraph-count="14" meta:word-count="398" meta:character-count="2406" meta:non-whitespace-character-count="2022"/>
  </office:meta>
</office:document-meta>
</file>